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2"/>
    <style:style style:name="T1" style:family="text">
      <style:text-properties style:text-position="super 58%" style:font-name="Arial" fo:font-size="16.1000003814697pt" style:font-name-asian="Mincho" style:font-size-asian="16.1000003814697pt" style:font-name-complex="Lucidasans" style:font-size-complex="16.1000003814697pt"/>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ingle Click Experience in Microsoft<text:span text:style-name="T1">®</text:span> Excel (Version 2003)</text:h>
      <text:list text:style-name="L1">
        <text:list-item>
          <text:p text:style-name="P1">When you press the primary (left) mouse button on a moveable object, the object is selected, but the UI is not activated until the button is released. This way, you don't get an unwanted initial move of the object, if UI-activation results in a shift of the chart. Moveable objects are the diagram, the legend, titles and also the area.</text:p>
        </text:list-item>
        <text:list-item>
          <text:p text:style-name="P1">When clicking on the chart area and moving the mouse, the entire chart object is moved along the sheet (this is the only way to move the chart).</text:p>
        </text:list-item>
        <text:list-item>
          <text:p text:style-name="P1">When you press the primary (left) mouse button on a any other (non-moveable) object, the object is selected and the UI is activated right away. Releasing the mouse button has no visible effect.</text:p>
        </text:list-item>
        <text:list-item>
          <text:p text:style-name="P1">Clicking into the sheet does not activate the UI immediately. Thus, you can do a cell multi-selection without a possible shift of the document due to changing toolbars. Only after releasing the mouse button, the new UI is activated (usually, the chart toolbar is removed).</text:p>
        </text:list-item>
        <text:list-item>
          <text:p text:style-name="P1">Right-clicking on an object shows its context menu. Even without releasing the mouse button, the UI is activated right away, i.e., you may get the UI shift, such that the menu is not exactly aligned to the object. But his is of course just a minor glitch.</text:p>
        </text:list-item>
        <text:list-item>
          <text:p text:style-name="P1">The chart has no own context menu like we have for the OLE object (with menu entries like Save copy as, or open in separate Window). Even in Office 12, where you have a thick border, there is no special context menu when clicking on it. It is the same as the context menu of the Chart Area.</text:p>
        </text:list-item>
        <text:list-item>
          <text:p text:style-name="P1">Drag and Drop has the entire chart as target (marked by a dotted line around the object). Looks like dropping on a chart element is not possible (but maybe just not implemented).</text:p>
        </text:list-item>
      </text:list>
      <text:p text:style-name="Standard"/>
      <text:h text:style-name="Heading_20_1" text:outline-level="1">Possible Technical Problems</text:h>
      <text:list text:style-name="L2">
        <text:list-item>
          <text:p text:style-name="P2">What about the replacement images. If we still use them (and we should for performance reasons), clicking on an object inside the chart right away might be difficult or impossible. Loading the chart may also take a bit of time, which would <text:s/>lead to a <text:s/>delayed selection.</text:p>
        </text:list-item>
        <text:list-item>
          <text:p text:style-name="P2">Do we need the context menu of the OLE object? If yes, we have to display it maybe when right-clicking on the gray border. Otherwise the menu would have to come <text:s/>from the chart, which might be a responsibility problem. A thicker border for the chart would be helpful, if clicking it is the only way to get the context menu.</text:p>
        </text:list-item>
        <text:list-item>
          <text:p text:style-name="P2">Drag and Drop of data ranges on the chart. Is it sufficient to have the entire chart as drop-targe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5$Build-9011
  </meta:generator>
    <meta:initial-creator>Björn Milcke</meta:initial-creator>
    <meta:creation-date>2006-04-05T17:45:24</meta:creation-date>
    <dc:creator>Björn Milcke</dc:creator>
    <dc:date>2006-04-24T16:42:40</dc:date>
    <dc:language>en-US</dc:language>
    <meta:editing-cycles>15</meta:editing-cycles>
    <meta:editing-duration>PT49M27S</meta:editing-duration>
    <meta:user-defined meta:name="Info 1"/>
    <meta:user-defined meta:name="Info 2"/>
    <meta:user-defined meta:name="Info 3"/>
    <meta:user-defined meta:name="Info 4"/>
    <meta:document-statistic meta:table-count="0" meta:image-count="0" meta:object-count="0" meta:page-count="1" meta:paragraph-count="12" meta:word-count="447" meta:character-count="2446"/>
  </office:meta>
</office:document-meta>
</file>